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c3de" officeooo:paragraph-rsid="0007c3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 <text:s/>Overall Architecture</text:p>
      <text:p text:style-name="P1"><text:tab/>Wes</text:p>
      <text:p text:style-name="P1">II. <text:s/>Front End Description</text:p>
      <text:p text:style-name="P1"><text:tab/>Chris</text:p>
      <text:p text:style-name="P1">III. PHP back end</text:p>
      <text:p text:style-name="P1"><text:tab/>-Form processing: Wes<text:tab/></text:p>
      <text:p text:style-name="P1"><text:tab/>-db: Wes</text:p>
      <text:p text:style-name="P1"><text:tab/>-Queries: Chris</text:p>
      <text:p text:style-name="P1">IV. Python back end</text:p>
      <text:p text:style-name="P1"><text:tab/>Chr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Hogan</meta:initial-creator>
    <meta:creation-date>2014-11-05T14:21:59.524182124</meta:creation-date>
    <dc:date>2014-11-05T14:30:18.916843502</dc:date>
    <dc:creator>Christopher Hogan</dc:creator>
    <meta:editing-duration>P0D</meta:editing-duration>
    <meta:editing-cycles>1</meta:editing-cycles>
    <meta:document-statistic meta:table-count="0" meta:image-count="0" meta:object-count="0" meta:page-count="1" meta:paragraph-count="10" meta:word-count="25" meta:character-count="150" meta:non-whitespace-character-count="126"/>
    <meta:generator>LibreOffice/4.2.7.2$Linux_X86_64 LibreOffice_project/420$Build-2</meta:generator>
  </office:meta>
</office:document-meta>
</file>